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 officeooo:rsid="001ba120" officeooo:paragraph-rsid="001ba12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ce7dd" officeooo:paragraph-rsid="001d0f03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language="en" fo:country="US" style:text-underline-style="none" fo:font-weight="normal" officeooo:rsid="001ce7dd" officeooo:paragraph-rsid="001ce7dd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language="en" fo:country="US" style:text-underline-style="none" fo:font-weight="normal" officeooo:rsid="001ce7dd" officeooo:paragraph-rsid="001d0f03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language="en" fo:country="US" style:text-underline-style="none" fo:font-weight="normal" officeooo:rsid="001d0f03" officeooo:paragraph-rsid="001d0f03" style:font-weight-asian="normal" style:font-weight-complex="normal"/>
    </style:style>
    <style:style style:name="P6" style:family="paragraph" style:parent-style-name="Standard" style:list-style-name="L1">
      <style:paragraph-properties fo:text-align="center" style:justify-single-word="false"/>
      <style:text-properties fo:language="en" fo:country="US" fo:font-style="normal" style:text-underline-style="solid" style:text-underline-width="auto" style:text-underline-color="font-color" fo:font-weight="bold" officeooo:rsid="001d0f03" officeooo:paragraph-rsid="001d0f03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language="en" fo:country="US" fo:font-style="normal" style:text-underline-style="none" fo:font-weight="normal" officeooo:rsid="001d0f03" officeooo:paragraph-rsid="001d0f03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d0f03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deda5" officeooo:paragraph-rsid="001ded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d0f03"/>
    </style:style>
    <style:style style:name="T4" style:family="text">
      <style:text-properties fo:font-style="normal" officeooo:rsid="001d0f03" style:font-style-asian="normal" style:font-style-complex="normal"/>
    </style:style>
    <style:style style:name="T5" style:family="text">
      <style:text-properties fo:language="en" fo:country="US" style:text-underline-style="none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officeooo:rsid="001d0f03" style:font-weight-asian="normal" style:font-weight-complex="normal"/>
    </style:style>
    <style:style style:name="T7" style:family="text">
      <style:text-properties fo:language="en" fo:country="US" style:text-underline-style="none" fo:font-weight="bold" style:font-weight-asian="bold" style:font-weight-complex="bold"/>
    </style:style>
    <style:style style:name="T8" style:family="text">
      <style:text-properties fo:language="en" fo:country="US" style:text-underline-style="none" fo:font-weight="bold" officeooo:rsid="001d0f03" style:font-weight-asian="bold" style:font-weight-complex="bold"/>
    </style:style>
    <style:style style:name="T9" style:family="text">
      <style:text-properties fo:language="en" fo:country="US" fo:font-style="italic" style:text-underline-style="none" fo:font-weight="bold" officeooo:rsid="001d0f03" style:font-style-asian="italic" style:font-weight-asian="bold" style:font-style-complex="italic" style:font-weight-complex="bold"/>
    </style:style>
    <style:style style:name="T10" style:family="text">
      <style:text-properties fo:language="en" fo:country="US" fo:font-style="italic" style:text-underline-style="none" fo:font-weight="bold" officeooo:rsid="001deda5" style:font-style-asian="italic" style:font-weight-asian="bold" style:font-style-complex="italic" style:font-weight-complex="bold"/>
    </style:style>
    <style:style style:name="T11" style:family="text">
      <style:text-properties officeooo:rsid="001fa523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ing of a guitar string and tympanic membrane</text:p>
      <text:p text:style-name="P1"/>
      <text:list xml:id="list4241957198312662196" text:style-name="L1">
        <text:list-item>
          <text:p text:style-name="P3">In this project we used <text:span text:style-name="T1">Scilab</text:span> (a digital computing software) to make the simulations and latex to write the report.</text:p>
        </text:list-item>
        <text:list-item>
          <text:p text:style-name="P3">The project was in <text:span text:style-name="T11">a </text:span>group of two so we used <text:span text:style-name="T2">git</text:span> in order to manage the project and work efficiently.</text:p>
        </text:list-item>
        <text:list-item>
          <text:p text:style-name="P3">The objective of the project was to <text:s/>model a guitar string and tympanic membrane and we used <text:span text:style-name="T1">Scilab </text:span>to implements the solution and display the results and produce a s<text:span text:style-name="T3">ound</text:span>.</text:p>
        </text:list-item>
        <text:list-item>
          <text:p text:style-name="P4">At the end we managed to model the guitar string and the tympanic <text:span text:style-name="T3">membrane but we didn't succeed in interpreting some differences of result between the analytic solution and the real solution.</text:span></text:p>
        </text:list-item>
        <text:list-item>
          <text:p text:style-name="P5"><text:s/>In this project we answered together the questions of the subject and I participate in the implementation of all the codes either to debug or to implement the code itself.</text:p>
          <text:p text:style-name="P4"/>
          <text:p text:style-name="P4"/>
          <text:p text:style-name="P6">Compilation and execution</text:p>
          <text:p text:style-name="P7"/>
        </text:list-item>
      </text:list>
      <text:p text:style-name="P2"><text:span text:style-name="T4">To compile the project you will need scilab, but you do not have the software you can see the result in the directory </text:span><text:span text:style-name="T3"><text:s/>animation_et_image.</text:span></text:p>
      <text:list xml:id="list5782505109055968277" text:style-name="L2">
        <text:list-item>
          <text:p text:style-name="P8"><text:span text:style-name="T6">The file </text:span><text:span text:style-name="T9">rapport_MN.pdf</text:span><text:span text:style-name="T6"> hold all the demonstration and formulas we have used.</text:span></text:p>
        </text:list-item>
        <text:list-item>
          <text:p text:style-name="P8"><text:span text:style-name="T6">In the directory </text:span><text:span text:style-name="T8">animation_et_image/partie1</text:span><text:span text:style-name="T6"> you will find a .gif file which represent the vibration of the guitar string. </text:span><text:span text:style-name="T9">Son1.wav</text:span><text:span text:style-name="T6"> and </text:span><text:span text:style-name="T9">son2.wa</text:span><text:span text:style-name="T10">v</text:span><text:span text:style-name="T6"> are the sound produce by the guitar in two different point.</text:span></text:p>
        </text:list-item>
        <text:list-item>
          <text:p text:style-name="P9"><text:span text:style-name="T6">T</text:span><text:span text:style-name="T5">he oder directory of the directory </text:span><text:span text:style-name="T7">animation_et_image</text:span><text:span text:style-name="T5"> hold file which represent the vibration of the tympanic membrane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21:39:45.464700799</meta:creation-date>
    <dc:date>2016-11-27T23:42:09.549277963</dc:date>
    <meta:editing-duration>PT5M54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14" meta:word-count="241" meta:character-count="1376" meta:non-whitespace-character-count="1155"/>
  </office:meta>
</office:document-meta>
</file>